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34c" officeooo:paragraph-rsid="0011534c"/>
    </style:style>
    <style:style style:name="P2" style:family="paragraph" style:parent-style-name="Standard">
      <style:text-properties officeooo:paragraph-rsid="0011534c"/>
    </style:style>
    <style:style style:name="T1" style:family="text">
      <style:text-properties officeooo:rsid="001153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tart xampp - </text:span><text:span text:style-name="Source_20_Text">sudo /etc/init.d/apache2 stop</text:span></text:p>
      <text:p text:style-name="P1">admin_1</text:p>
      <text:p text:style-name="P1">admin_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8:08:28.334507451</meta:creation-date>
    <dc:date>2021-11-22T18:09:15.173864262</dc:date>
    <meta:editing-duration>PT47S</meta:editing-duration>
    <meta:editing-cycles>1</meta:editing-cycles>
    <meta:document-statistic meta:table-count="0" meta:image-count="0" meta:object-count="0" meta:page-count="1" meta:paragraph-count="3" meta:word-count="8" meta:character-count="57" meta:non-whitespace-character-count="52"/>
    <meta:generator>LibreOffice/6.4.7.2$Linux_X86_64 LibreOffice_project/40$Build-2</meta:generator>
  </office:meta>
</office:document-meta>
</file>